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CompilerAdapter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ptCompilerAdapter.setAptCommandlineSwitches( Apt apt , Commandline cm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ptCompilerAdapter.setAptCommandlineSwitches( Commandline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tCompilerAdapter.getA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